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4.63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11.78mm"/>
    </style:style>
    <style:style style:name="co10" style:family="table-column">
      <style:table-column-properties fo:break-before="auto" style:column-width="59.18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109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63.2" calcext:value-type="float">
            <text:p>363.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ig Meanie</text:p>
          </table:table-cell>
        </table:table-row>
        <table:table-row table:style-name="ro1">
          <table:table-cell office:value-type="float" office:value="108.09" calcext:value-type="float">
            <text:p>108.0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runtskill Pot</text:p>
          </table:table-cell>
        </table:table-row>
        <table:table-row table:style-name="ro1">
          <table:table-cell office:value-type="float" office:value="259.11" calcext:value-type="float">
            <text:p>259.1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umbling Hole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yron Pot</text:p>
          </table:table-cell>
        </table:table-row>
        <table:table-row table:style-name="ro1">
          <table:table-cell office:value-type="float" office:value="567.58" calcext:value-type="float">
            <text:p>567.5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Death's Head Hole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Eyeholes</text:p>
          </table:table-cell>
        </table:table-row>
        <table:table-row table:style-name="ro1">
          <table:table-cell office:value-type="float" office:value="815.22" calcext:value-type="float">
            <text:p>815.2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Gavel Pot</text:p>
          </table:table-cell>
        </table:table-row>
        <table:table-row table:style-name="ro1">
          <table:table-cell office:value-type="float" office:value="6201.48" calcext:value-type="float">
            <text:p>6201.4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reby Fell Cavern</text:p>
          </table:table-cell>
        </table:table-row>
        <table:table-row table:style-name="ro1">
          <table:table-cell office:value-type="float" office:value="686.47" calcext:value-type="float">
            <text:p>686.4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Kirk Pot</text:p>
          </table:table-cell>
        </table:table-row>
        <table:table-row table:style-name="ro1">
          <table:table-cell office:value-type="float" office:value="2969.65" calcext:value-type="float">
            <text:p>2969.6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rge Pot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ittle Pot</text:p>
          </table:table-cell>
        </table:table-row>
        <table:table-row table:style-name="ro1">
          <table:table-cell office:value-type="float" office:value="251.11" calcext:value-type="float">
            <text:p>251.1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ong Drop (X)</text:p>
          </table:table-cell>
        </table:table-row>
        <table:table-row table:style-name="ro1">
          <table:table-cell office:value-type="float" office:value="5477.17" calcext:value-type="float">
            <text:p>5477.1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ost Johns (X)</text:p>
          </table:table-cell>
        </table:table-row>
        <table:table-row table:style-name="ro1">
          <table:table-cell office:value-type="float" office:value="1041.42" calcext:value-type="float">
            <text:p>1041.4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ow Douk</text:p>
          </table:table-cell>
        </table:table-row>
        <table:table-row table:style-name="ro1">
          <table:table-cell office:value-type="float" office:value="1422.45" calcext:value-type="float">
            <text:p>1422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arble Steps Area</text:p>
          </table:table-cell>
        </table:table-row>
        <table:table-row table:style-name="ro1">
          <table:table-cell office:value-type="float" office:value="8622.41" calcext:value-type="float">
            <text:p>8622.4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otts II</text:p>
          </table:table-cell>
        </table:table-row>
        <table:table-row table:style-name="ro1">
          <table:table-cell office:value-type="float" office:value="1416.87" calcext:value-type="float">
            <text:p>1416.8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otts Pot (X)</text:p>
          </table:table-cell>
        </table:table-row>
        <table:table-row table:style-name="ro1">
          <table:table-cell office:value-type="float" office:value="384.14" calcext:value-type="float">
            <text:p>384.1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rilous Pot</text:p>
          </table:table-cell>
        </table:table-row>
        <table:table-row table:style-name="ro1">
          <table:table-cell office:value-type="float" office:value="2417.14" calcext:value-type="float">
            <text:p>2417.1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ift Pot</text:p>
          </table:table-cell>
        </table:table-row>
        <table:table-row table:style-name="ro1">
          <table:table-cell office:value-type="float" office:value="120.57" calcext:value-type="float">
            <text:p>120.5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ough Pot</text:p>
          </table:table-cell>
        </table:table-row>
        <table:table-row table:style-name="ro1">
          <table:table-cell office:value-type="float" office:value="1063.27" calcext:value-type="float">
            <text:p>1063.2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umbling Hole</text:p>
          </table:table-cell>
        </table:table-row>
        <table:table-row table:style-name="ro1">
          <table:table-cell office:value-type="float" office:value="480.24" calcext:value-type="float">
            <text:p>480.2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hep Pot</text:p>
          </table:table-cell>
        </table:table-row>
        <table:table-row table:style-name="ro1">
          <table:table-cell office:value-type="float" office:value="1265.7" calcext:value-type="float">
            <text:p>1265.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hort Drop (X)</text:p>
          </table:table-cell>
        </table:table-row>
        <table:table-row table:style-name="ro1">
          <table:table-cell office:value-type="float" office:value="112.83" calcext:value-type="float">
            <text:p>112.8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tarting Handle Hole</text:p>
          </table:table-cell>
        </table:table-row>
        <table:table-row table:style-name="ro1">
          <table:table-cell office:value-type="float" office:value="653.53" calcext:value-type="float">
            <text:p>653.5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itches Cave</text:p>
          </table:table-cell>
        </table:table-row>
        <table:table-row table:style-name="ro1">
          <table:table-cell office:value-type="float" office:value="1506.65" calcext:value-type="float">
            <text:p>1506.6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itches Cave II</text:p>
          </table:table-cell>
        </table:table-row>
        <table:table-row table:style-name="ro1">
          <table:table-cell office:value-type="float" office:value="38292.38" calcext:value-type="float">
            <text:p>38292.3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38292.39" calcext:value-type="float">
            <text:p>38292.3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eckMasongill</text:p>
          </table:table-cell>
        </table:table-row>
      </table:table>
      <table:table table:name="table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363.2" calcext:value-type="float">
            <text:p>363.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igMeanie/BigMeanie</text:p>
          </table:table-cell>
          <table:table-cell office:value-type="string" calcext:value-type="string">
            <text:p><text:s/>Big Meanie</text:p>
          </table:table-cell>
        </table:table-row>
        <table:table-row table:style-name="ro1">
          <table:table-cell office:value-type="float" office:value="108.09" calcext:value-type="float">
            <text:p>108.0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runtskillPot/BruntskillPot</text:p>
          </table:table-cell>
          <table:table-cell office:value-type="string" calcext:value-type="string">
            <text:p><text:s/>Bruntskill Pot</text:p>
          </table:table-cell>
        </table:table-row>
        <table:table-row table:style-name="ro1">
          <table:table-cell office:value-type="float" office:value="259.11" calcext:value-type="float">
            <text:p>259.1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umblingHole/BumblingHole</text:p>
          </table:table-cell>
          <table:table-cell office:value-type="string" calcext:value-type="string">
            <text:p><text:s/>Bumbling Hole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yronPot/Byron</text:p>
          </table:table-cell>
          <table:table-cell office:value-type="string" calcext:value-type="string">
            <text:p><text:s/>Byron Pot</text:p>
          </table:table-cell>
        </table:table-row>
        <table:table-row table:style-name="ro1">
          <table:table-cell office:value-type="float" office:value="110.77" calcext:value-type="float">
            <text:p>110.7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alHole/CoalHole</text:p>
          </table:table-cell>
          <table:table-cell office:value-type="string" calcext:value-type="string">
            <text:p><text:s/>Short Drop (X)</text:p>
          </table:table-cell>
        </table:table-row>
        <table:table-row table:style-name="ro1">
          <table:table-cell office:value-type="float" office:value="448.73" calcext:value-type="float">
            <text:p>448.7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mmitteePot/CommitteePot</text:p>
          </table:table-cell>
          <table:table-cell office:value-type="string" calcext:value-type="string">
            <text:p><text:s/>Notts II</text:p>
          </table:table-cell>
        </table:table-row>
        <table:table-row table:style-name="ro1">
          <table:table-cell office:value-type="float" office:value="195.46" calcext:value-type="float">
            <text:p>195.4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upCake/BrunoKranskies</text:p>
          </table:table-cell>
          <table:table-cell office:value-type="string" calcext:value-type="string">
            <text:p><text:s/>Notts II</text:p>
          </table:table-cell>
        </table:table-row>
        <table:table-row table:style-name="ro1">
          <table:table-cell office:value-type="float" office:value="1072.55" calcext:value-type="float">
            <text:p>1072.5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upCake/CupCake</text:p>
          </table:table-cell>
          <table:table-cell office:value-type="string" calcext:value-type="string">
            <text:p><text:s/>Notts II</text:p>
          </table:table-cell>
        </table:table-row>
        <table:table-row table:style-name="ro1">
          <table:table-cell office:value-type="float" office:value="567.58" calcext:value-type="float">
            <text:p>567.5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DeathsHeadHole/DeathsHeadHole</text:p>
          </table:table-cell>
          <table:table-cell office:value-type="string" calcext:value-type="string">
            <text:p><text:s/>Death's Head Hole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EyeHoles/Eyeholes</text:p>
          </table:table-cell>
          <table:table-cell office:value-type="string" calcext:value-type="string">
            <text:p><text:s/>Eyeholes</text:p>
          </table:table-cell>
        </table:table-row>
        <table:table-row table:style-name="ro1">
          <table:table-cell office:value-type="float" office:value="815.22" calcext:value-type="float">
            <text:p>815.2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GavelPot/GavelPot</text:p>
          </table:table-cell>
          <table:table-cell office:value-type="string" calcext:value-type="string">
            <text:p><text:s/>Gavel Pot</text:p>
          </table:table-cell>
        </table:table-row>
        <table:table-row table:style-name="ro1">
          <table:table-cell office:value-type="float" office:value="480.24" calcext:value-type="float">
            <text:p>480.2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GetDownShep/Shep_Pot</text:p>
          </table:table-cell>
          <table:table-cell office:value-type="string" calcext:value-type="string">
            <text:p><text:s/>Shep Pot</text:p>
          </table:table-cell>
        </table:table-row>
        <table:table-row table:style-name="ro1">
          <table:table-cell office:value-type="float" office:value="6201.48" calcext:value-type="float">
            <text:p>6201.4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reby/Ireby</text:p>
          </table:table-cell>
          <table:table-cell office:value-type="string" calcext:value-type="string">
            <text:p><text:s/>Ireby Fell Cavern</text:p>
          </table:table-cell>
        </table:table-row>
        <table:table-row table:style-name="ro1">
          <table:table-cell office:value-type="float" office:value="686.47" calcext:value-type="float">
            <text:p>686.4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KirkPot/KirkPot</text:p>
          </table:table-cell>
          <table:table-cell office:value-type="string" calcext:value-type="string">
            <text:p><text:s/>Kirk Pot</text:p>
          </table:table-cell>
        </table:table-row>
        <table:table-row table:style-name="ro1">
          <table:table-cell office:value-type="float" office:value="2969.65" calcext:value-type="float">
            <text:p>2969.6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rgePot/LargePot</text:p>
          </table:table-cell>
          <table:table-cell office:value-type="string" calcext:value-type="string">
            <text:p><text:s/>Large Pot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ittlePot/LittlePot</text:p>
          </table:table-cell>
          <table:table-cell office:value-type="string" calcext:value-type="string">
            <text:p><text:s/>Little Pot</text:p>
          </table:table-cell>
        </table:table-row>
        <table:table-row table:style-name="ro1">
          <table:table-cell office:value-type="float" office:value="251.11" calcext:value-type="float">
            <text:p>251.1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ongDrop/LongDrop</text:p>
          </table:table-cell>
          <table:table-cell office:value-type="string" calcext:value-type="string">
            <text:p><text:s/>Long Drop (X)</text:p>
          </table:table-cell>
        </table:table-row>
        <table:table-row table:style-name="ro1">
          <table:table-cell office:value-type="float" office:value="5477.17" calcext:value-type="float">
            <text:p>5477.1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ostJohns/LostJohns</text:p>
          </table:table-cell>
          <table:table-cell office:value-type="string" calcext:value-type="string">
            <text:p><text:s/>Lost Johns (X)</text:p>
          </table:table-cell>
        </table:table-row>
        <table:table-row table:style-name="ro1">
          <table:table-cell office:value-type="float" office:value="1041.42" calcext:value-type="float">
            <text:p>1041.4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owDouk/LowDouk</text:p>
          </table:table-cell>
          <table:table-cell office:value-type="string" calcext:value-type="string">
            <text:p><text:s/>Low Douk</text:p>
          </table:table-cell>
        </table:table-row>
        <table:table-row table:style-name="ro1">
          <table:table-cell office:value-type="float" office:value="198.63" calcext:value-type="float">
            <text:p>198.6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arbleStepsArea/LostMarbles</text:p>
          </table:table-cell>
          <table:table-cell office:value-type="string" calcext:value-type="string">
            <text:p><text:s/>Marble Steps Area</text:p>
          </table:table-cell>
        </table:table-row>
        <table:table-row table:style-name="ro1">
          <table:table-cell office:value-type="float" office:value="1127.52" calcext:value-type="float">
            <text:p>1127.5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arbleStepsArea/MarbleSteps</text:p>
          </table:table-cell>
          <table:table-cell office:value-type="string" calcext:value-type="string">
            <text:p><text:s/>Marble Steps Area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arbleStepsArea/StepsPot</text:p>
          </table:table-cell>
          <table:table-cell office:value-type="string" calcext:value-type="string">
            <text:p><text:s/>Marble Steps Area</text:p>
          </table:table-cell>
        </table:table-row>
        <table:table-row table:style-name="ro1">
          <table:table-cell office:value-type="float" office:value="6009.54" calcext:value-type="float">
            <text:p>6009.5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ottsII/NottsII</text:p>
          </table:table-cell>
          <table:table-cell office:value-type="string" calcext:value-type="string">
            <text:p><text:s/>Notts II</text:p>
          </table:table-cell>
        </table:table-row>
        <table:table-row table:style-name="ro1">
          <table:table-cell office:value-type="float" office:value="1416.87" calcext:value-type="float">
            <text:p>1416.8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ottsPot/NottsPot</text:p>
          </table:table-cell>
          <table:table-cell office:value-type="string" calcext:value-type="string">
            <text:p><text:s/>Notts Pot (X)</text:p>
          </table:table-cell>
        </table:table-row>
        <table:table-row table:style-name="ro1">
          <table:table-cell office:value-type="float" office:value="384.14" calcext:value-type="float">
            <text:p>384.1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rilousPot/PerilousPot</text:p>
          </table:table-cell>
          <table:table-cell office:value-type="string" calcext:value-type="string">
            <text:p><text:s/>Perilous Pot</text:p>
          </table:table-cell>
        </table:table-row>
        <table:table-row table:style-name="ro1">
          <table:table-cell office:value-type="float" office:value="1059.07" calcext:value-type="float">
            <text:p>1059.0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iftPot/RiftPot</text:p>
          </table:table-cell>
          <table:table-cell office:value-type="string" calcext:value-type="string">
            <text:p><text:s/>Rift Pot</text:p>
          </table:table-cell>
        </table:table-row>
        <table:table-row table:style-name="ro1">
          <table:table-cell office:value-type="float" office:value="1358.07" calcext:value-type="float">
            <text:p>1358.0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iftPot/TempleOfDoom</text:p>
          </table:table-cell>
          <table:table-cell office:value-type="string" calcext:value-type="string">
            <text:p><text:s/>Rift Pot</text:p>
          </table:table-cell>
        </table:table-row>
        <table:table-row table:style-name="ro1">
          <table:table-cell office:value-type="float" office:value="120.57" calcext:value-type="float">
            <text:p>120.5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oughPot/RoughPot</text:p>
          </table:table-cell>
          <table:table-cell office:value-type="string" calcext:value-type="string">
            <text:p><text:s/>Rough Pot</text:p>
          </table:table-cell>
        </table:table-row>
        <table:table-row table:style-name="ro1">
          <table:table-cell office:value-type="float" office:value="603.57" calcext:value-type="float">
            <text:p>603.5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umblingHole/DeadDobbin</text:p>
          </table:table-cell>
          <table:table-cell office:value-type="string" calcext:value-type="string">
            <text:p><text:s/>Rumbling Hole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umblingHole/RumblingBeckCave</text:p>
          </table:table-cell>
          <table:table-cell office:value-type="string" calcext:value-type="string">
            <text:p><text:s/>Rumbling Hole</text:p>
          </table:table-cell>
        </table:table-row>
        <table:table-row table:style-name="ro1">
          <table:table-cell office:value-type="float" office:value="347.6" calcext:value-type="float">
            <text:p>34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RumblingHole/RumblingHole</text:p>
          </table:table-cell>
          <table:table-cell office:value-type="string" calcext:value-type="string">
            <text:p><text:s/>Rumbling Hole</text:p>
          </table:table-cell>
        </table:table-row>
        <table:table-row table:style-name="ro1">
          <table:table-cell office:value-type="float" office:value="1154.93" calcext:value-type="float">
            <text:p>1154.9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hortDrop/ShortDrop</text:p>
          </table:table-cell>
          <table:table-cell office:value-type="string" calcext:value-type="string">
            <text:p><text:s/>Short Drop (X)</text:p>
          </table:table-cell>
        </table:table-row>
        <table:table-row table:style-name="ro1">
          <table:table-cell office:value-type="float" office:value="112.83" calcext:value-type="float">
            <text:p>112.8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tartingHandleHole/StartingHandleHole</text:p>
          </table:table-cell>
          <table:table-cell office:value-type="string" calcext:value-type="string">
            <text:p><text:s/>Starting Handle Hole</text:p>
          </table:table-cell>
        </table:table-row>
        <table:table-row table:style-name="ro1">
          <table:table-cell office:value-type="float" office:value="896.13" calcext:value-type="float">
            <text:p>896.1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Voldemort/Voldemort</text:p>
          </table:table-cell>
          <table:table-cell office:value-type="string" calcext:value-type="string">
            <text:p><text:s/>Notts II</text:p>
          </table:table-cell>
        </table:table-row>
        <table:table-row table:style-name="ro1">
          <table:table-cell office:value-type="float" office:value="1506.65" calcext:value-type="float">
            <text:p>1506.6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itchesCaveII/WitchesII</text:p>
          </table:table-cell>
          <table:table-cell office:value-type="string" calcext:value-type="string">
            <text:p><text:s/>Witches Cave II</text:p>
          </table:table-cell>
        </table:table-row>
        <table:table-row table:style-name="ro1">
          <table:table-cell office:value-type="float" office:value="653.53" calcext:value-type="float">
            <text:p>653.5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itchesCave/WitchesCave</text:p>
          </table:table-cell>
          <table:table-cell office:value-type="string" calcext:value-type="string">
            <text:p><text:s/>Witches Cave</text:p>
          </table:table-cell>
        </table:table-row>
        <table:table-row table:style-name="ro1">
          <table:table-cell office:value-type="float" office:value="38292.38" calcext:value-type="float">
            <text:p>38292.3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38292.39" calcext:value-type="float">
            <text:p>38292.3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eckMasongill</text:p>
          </table:table-cell>
          <table:table-cell/>
        </table:table-row>
      </table:table>
      <table:table table:name="duplicates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3.31" calcext:value-type="float">
            <text:p>3.31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igMeanie/BigMeanie_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string" calcext:value-type="string">
            <text:p>met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igMeanie/BigMeanie_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47.17" calcext:value-type="float">
            <text:p>47.17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DeathsHeadHole/DeathsHead_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DeathsHeadHole/DeathsHead_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GavelPot/Gvl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Ireby/DukeStreet/DukeStreet.sv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Ireby/DukeStreet/DukeStreet.sv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Ireby/DukeStreet/DukeStreet.sv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Ireby/DukeStreet/DukeStreet.svx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KirkPot/KirkPot3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KirkPot/KirkPot4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KirkPot/KirkPot5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KirkPot/KirkPot6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rgePot/Large1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rgePot/Large20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astern Front) duplicate shot up first aven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rgePot/Large9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lossus) plumbed leg to check distox reading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ostJohns/bypasscrestarun2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Tate Galleries) inlet off bypass to Cresta Run, was splay in origin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1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ostJohns/inletfrombaselostpot.svx</text:p>
          </table:table-cell>
          <table:table-cell office:value-type="string" calcext:value-type="string">
            <text:p>; splay</text:p>
          </table:table-cell>
          <table:table-cell office:value-type="string" calcext:value-type="string">
            <text:p>(Tate Galleries) splay commented out in original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owDouk/LowDouk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ow Douk) legs repeated in lowdouk4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owDouk/LowDouk4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ow Douk) duplicates part of lowdouk1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owDouk/LowDouk4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ow Douk) tie in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MainChamber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rble Steps) duplicates gully route in Mainchamber1.svx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MainChamber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rble Steps) lower main chamber tie in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Mas01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Marble Steps) to P-bolt in entrance gully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Sidewinder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rble Steps) long tie in upper to lower main chamber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Sidewinder1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Marble Steps) across upper main chamber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Sidewinder1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Marble Steps) lower main chamber splays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Sidewinder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rble Steps) covered in picnicdig.svx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WetRoute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rble Steps) covered by MarbleArch.svx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MarbleStepsArea/WetRoute1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Marble Steps) to P-bolt in gul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NottsII/EchoInlet/EchoInlet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NottsII/GreenTape/GreenTape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erilousPot/PerilousPot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erilousPot/PerilousPot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33.49" calcext:value-type="float">
            <text:p>33.49</text:p>
          </table:table-cell>
          <table:table-cell office:value-type="string" calcext:value-type="string">
            <text:p>met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RiftPot/ChisholmTrailCentral-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ig Pitch) access to Chisholm Trail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RiftPot/CoatesPassage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ross Patch inlet) duplicated in crosspatchinlet.svx</text:p>
          </table:table-cell>
        </table:table-row>
        <table:table-row table:style-name="ro1">
          <table:table-cell office:value-type="float" office:value="141.08" calcext:value-type="float">
            <text:p>141.08</text:p>
          </table:table-cell>
          <table:table-cell office:value-type="string" calcext:value-type="string">
            <text:p>met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RiftPot/RiftTowardsMousehole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ates Cavern) duplicates circuit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RumblingHole/RumblingHole_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RumblingHole/RumblingHole_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RumblingHole/RumblingHole_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RumblingHole/RumblingHole_8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ShortDrop/shortdrop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itchesCaveII/alcovesump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*flags splay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itchesCaveII/WitchesII-1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itchesCaveII/WitchesII-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36.14" calcext:value-type="float">
            <text:p>36.14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itchesCaveII/WitchesII-3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itchesCaveII/WitchesII-7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*flags duplicate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string" calcext:value-type="string">
            <text:p>met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itchesCave/wit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ata replaced by resurvey in 2011</text:p>
          </table:table-cell>
        </table:table-row>
        <table:table-row table:style-name="ro1">
          <table:table-cell office:value-type="float" office:value="727.41" calcext:value-type="float">
            <text:p>727.41</text:p>
          </table:table-cell>
          <table:table-cell office:value-type="string" calcext:value-type="string">
            <text:p>metr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15:41:30.766881560</dc:date>
    <meta:editing-duration>PT2M22S</meta:editing-duration>
    <meta:editing-cycles>1</meta:editing-cycles>
    <meta:document-statistic meta:table-count="3" meta:cell-count="567" meta:object-count="0"/>
    <meta:generator>LibreOffice/6.1.6.3$Linux_X86_64 LibreOffice_project/10$Build-3</meta:generator>
  </office:meta>
</office:document-meta>
</file>